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inter Tips and Tricks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4.639cm" svg:height="15.893cm" svg:x="1.4cm" svg:y="1.2cm" presentation:class="outline" presentation:user-transformed="true">
          <draw:text-box>
            <text:list text:style-name="L2">
              <text:list-item>
                <text:p>main()</text:p>
              </text:list-item>
              <text:list-item>
                <text:p>{</text:p>
                <text:list>
                  <text:list-item>
                    <text:list>
                      <text:list-item>
                        <text:p>Int a[3][4] = { 1,2,3,4,5,6,7,8,9,0,0,0};</text:p>
                      </text:list-item>
                      <text:list-item>
                        <text:p>displayMat(a, 3, 4);</text:p>
                      </text:list-item>
                    </text:list>
                  </text:list-item>
                </text:list>
              </text:list-item>
              <text:list-item>
                <text:p>}</text:p>
              </text:list-item>
              <text:list-item>
                <text:p>The gist of it is that arrays decay into pointers once, it doesn't happen recursively. An array of arrays decays into a pointer to an array, not into a pointer to a poin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eswaran </meta:initial-creator>
    <meta:creation-date>2014-04-12T21:23:08</meta:creation-date>
    <meta:generator>LibreOffice/3.5$Linux_X86_64 LibreOffice_project/350m1$Build-2</meta:generator>
    <dc:date>2014-04-12T21:25:09</dc:date>
    <dc:creator>Mageswaran </dc:creator>
    <meta:editing-duration>PT25S</meta:editing-duration>
    <meta:editing-cycles>3</meta:editing-cycles>
    <meta:document-statistic meta:object-count="28"/>
  </office:meta>
</office:document-meta>
</file>